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5"/>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Heading_20_1" style:master-page-name="Standard">
      <style:paragraph-properties fo:text-align="center" style:justify-single-word="false" style:page-number="auto"/>
    </style:style>
    <style:style style:name="P6" style:family="paragraph" style:parent-style-name="Standard">
      <style:text-properties fo:font-size="12pt" style:font-size-asian="12pt"/>
    </style:style>
    <style:style style:name="P7" style:family="paragraph" style:parent-style-name="Standard">
      <style:paragraph-properties fo:margin-left="0cm" fo:margin-right="0cm" fo:text-indent="0.635cm" style:auto-text-indent="false"/>
    </style:style>
    <style:style style:name="P8" style:family="paragraph" style:parent-style-name="Standard">
      <style:paragraph-properties fo:margin-left="0cm" fo:margin-right="0cm" fo:text-indent="0.635cm" style:auto-text-indent="false"/>
      <style:text-properties fo:font-size="12pt" style:font-size-asian="12pt"/>
    </style:style>
    <style:style style:name="P9" style:family="paragraph" style:parent-style-name="Standard">
      <style:paragraph-properties fo:margin-left="0cm" fo:margin-right="0cm" fo:text-indent="1.249cm" style:auto-text-indent="false"/>
    </style:style>
    <style:style style:name="T1" style:family="text">
      <style:text-properties fo:color="#ff0000" fo:font-size="20pt" style:font-size-asian="20pt"/>
    </style:style>
    <style:style style:name="T2" style:family="text">
      <style:text-properties fo:color="#ff0000" fo:font-size="12pt" fo:font-weight="bold" style:font-size-asian="12pt" style:font-weight-asian="bold"/>
    </style:style>
    <style:style style:name="T3" style:family="text">
      <style:text-properties fo:color="#ff0000" fo:font-size="12pt" style:font-size-asian="12pt"/>
    </style:style>
    <style:style style:name="T4" style:family="text">
      <style:text-properties fo:color="#ff0000" fo:font-size="12pt" style:text-underline-style="solid" style:text-underline-width="auto" style:text-underline-color="font-color" fo:font-weight="bold" style:font-size-asian="12pt" style:font-weight-asian="bold"/>
    </style:style>
    <style:style style:name="T5" style:family="text">
      <style:text-properties fo:color="#ff0000" style:font-name="Times New Roman" fo:font-size="16pt" style:text-underline-style="solid" style:text-underline-width="auto" style:text-underline-color="font-color" fo:font-weight="bold" style:font-size-asian="16pt" style:font-weight-asian="bold" style:font-name-complex="Times New Roman1"/>
    </style:style>
    <style:style style:name="T6" style:family="text">
      <style:text-properties fo:font-size="12pt" style:font-size-asian="12pt"/>
    </style:style>
    <style:style style:name="T7" style:family="text">
      <style:text-properties fo:font-size="12pt" fo:font-weight="bold" style:font-size-asian="12pt" style:font-weight-asian="bold"/>
    </style:style>
    <style:style style:name="T8" style:family="text">
      <style:text-properties fo:font-size="12pt" fo:font-style="italic" style:font-size-asian="12pt" style:font-style-asian="italic"/>
    </style:style>
    <style:style style:name="T9" style:family="text">
      <style:text-properties fo:font-size="12pt" fo:font-style="italic" style:text-underline-style="solid" style:text-underline-width="auto" style:text-underline-color="font-color" fo:font-weight="bold" style:font-size-asian="12pt" style:font-style-asian="italic" style:font-weight-asian="bold"/>
    </style:style>
    <style:style style:name="T10" style:family="text">
      <style:text-properties fo:font-size="12pt" style:text-underline-style="solid" style:text-underline-width="auto" style:text-underline-color="font-color" style:font-size-asian="12pt"/>
    </style:style>
    <style:style style:name="T11" style:family="text">
      <style:text-properties fo:font-size="12pt" style:text-underline-style="solid" style:text-underline-width="auto" style:text-underline-color="font-color" fo:font-weight="bold" style:font-size-asian="12pt" style:font-weight-asian="bold"/>
    </style:style>
    <style:style style:name="T12" style:family="text">
      <style:text-properties fo:font-size="12pt" style:text-underline-style="solid" style:text-underline-type="double" style:text-underline-width="auto" style:text-underline-color="font-color" fo:font-weight="bold" style:font-size-asian="12pt" style:font-weight-asian="bold"/>
    </style:style>
    <style:style style:name="T13" style:family="text">
      <style:text-properties fo:color="#0070c0" fo:font-size="12pt" fo:font-weight="bold" style:font-size-asian="12pt" style:font-weight-asian="bold"/>
    </style:style>
    <style:style style:name="T14" style:family="text">
      <style:text-properties fo:color="#0070c0" fo:font-size="12pt" style:text-underline-style="solid" style:text-underline-width="auto" style:text-underline-color="font-color" fo:font-weight="bold" style:font-size-asian="12pt" style:font-weight-asian="bold"/>
    </style:style>
    <style:style style:name="T15" style:family="text">
      <style:text-properties fo:color="#008000" fo:font-size="14pt" style:text-underline-style="solid" style:text-underline-width="auto" style:text-underline-color="font-color" fo:font-weight="bold" style:font-size-asian="14pt" style:font-weight-asian="bold"/>
    </style:style>
    <style:style style:name="T16" style:family="text">
      <style:text-properties style:text-position="super 58%" fo:font-size="12pt" style:font-size-asian="12pt"/>
    </style:style>
    <style:style style:name="T17" style:family="text">
      <style:text-properties style:text-position="sub 58%" fo:font-size="12pt" style:font-size-asian="12pt"/>
    </style:style>
    <style:style style:name="T18" style:family="text">
      <style:text-properties style:font-name="Times New Roman" fo:font-size="12pt" style:font-size-asian="12pt"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Remodelage du tissu osseux</text:span></text:h>
      <text:p text:style-name="Standard"/>
      <text:p text:style-name="Standard"><text:span text:style-name="T6">L’os est un tissu </text:span><text:span text:style-name="T7">dynamique, vivant</text:span><text:span text:style-name="T6">, qui tout au long de la vie est le siège d’une activité cellulaire dont le but est non seulement de maintenir l’homéostasie calcique mais aussi de réparer les </text:span><text:span text:style-name="T2">micro-dommages</text:span><text:span text:style-name="T3"> </text:span><text:span text:style-name="T2">osseux</text:span><text:span text:style-name="T3"> </text:span><text:span text:style-name="T6">et donc de maintenir une bonne qualité osseuse.</text:span></text:p>
      <text:p text:style-name="Standard"><text:span text:style-name="T6">Ce remodelage de l’os met en jeu des fonctions cellulaires s’efforçant d’obtenir une résorption de l’os vieilli (par les ostéoclastes) et une formation d’os jeune (par les ostéoblastes) dans le cadre d’une séquence coordonnée appelé </text:span><text:span text:style-name="T2">couplage osseux</text:span><text:span text:style-name="T6">.</text:span></text:p>
      <text:p text:style-name="P6"/>
      <text:list xml:id="list5274094948253297426" text:style-name="WWNum5">
        <text:list-item>
          <text:p text:style-name="P1"><text:span text:style-name="T5">Le cycle de remodelage osseux</text:span></text:p>
        </text:list-item>
      </text:list>
      <text:p text:style-name="Standard"><text:span text:style-name="T6">Il est le fait d’une coopération fonctionnelle entre les ostéoclastes et les ostéoblastes au sein </text:span><text:span text:style-name="T2">d’unités fonctionnelles de remodelage :</text:span></text:p>
      <text:list xml:id="list197886008638532712" text:style-name="WWNum2">
        <text:list-item>
          <text:p text:style-name="P2"><text:span text:style-name="T6">Au nombre de plusieurs millions</text:span></text:p>
        </text:list-item>
        <text:list-item>
          <text:p text:style-name="P2"><text:span text:style-name="T6">Mobiles et progressant dans le tissu osseux</text:span></text:p>
        </text:list-item>
      </text:list>
      <text:p text:style-name="P6"/>
      <text:p text:style-name="P7"><text:span text:style-name="T6">On part d’un tissu osseux au repos, c’est la </text:span><text:span text:style-name="T4">phase quiescente</text:span><text:span text:style-name="T6">. C’est la période d’inactivation. Le tissu est alors composé de cellules bordantes. La première phase s’appelle la </text:span><text:span text:style-name="T4">phase d’activation</text:span><text:span text:style-name="T3"> </text:span><text:span text:style-name="T6">qui est une phase qui va permettre la mise en place de cellules ostéoclastes (</text:span><text:span text:style-name="T8">de résorption</text:span><text:span text:style-name="T6">) à partir de précurseur. Une fois que ces cellules sont présentes sur la matrice il faut qu’elles soient activées pour jouer leur rôle. L’activation va se faire par des facteurs de transcription. <text:s/>Une fois que l’activation a été faite par cette signalisation, les ostéoclastes vont pouvoir jouer leur rôle de </text:span><text:span text:style-name="T4">résorption</text:span><text:span text:style-name="T6">. Ils vont s’attaquer à la matrice osseuse et vont faire un trou que l’on appelle une </text:span><text:span text:style-name="T13">lacune de résorption ou lacune de Howship</text:span><text:span text:style-name="T6">. Cette zone va être complètement éliminée. En même temps que cette activité à lieu, il y a des informations qui vont mettre en place un </text:span><text:span text:style-name="T4">processus d’inversion</text:span><text:span text:style-name="T3"> </text:span><text:span text:style-name="T6">c’est-à-dire la mise en place de macrophages qui vont préparer la place aux ostéoblastes. A ce moment-là va pouvoir commencer la </text:span><text:span text:style-name="T4">phase de formation</text:span><text:span text:style-name="T3"> </text:span><text:span text:style-name="T6">en deux étapes :</text:span></text:p>
      <text:list xml:id="list5593600253950806327" text:style-name="WWNum3">
        <text:list-item>
          <text:p text:style-name="P3"><text:span text:style-name="T6">Sécrétion des substances matricielle par les ostéoblastes qui crée un nouveau tissu : ostéoïde</text:span></text:p>
        </text:list-item>
        <text:list-item>
          <text:p text:style-name="P3"><text:span text:style-name="T6">Minéralisation de l’ostéoïde, c’est-à-dire dépôt de calcium</text:span></text:p>
        </text:list-item>
      </text:list>
      <text:p text:style-name="Standard"><text:span text:style-name="T6">On arrive donc à un </text:span><text:span text:style-name="T7">tissu minéralisé</text:span><text:span text:style-name="T6">.</text:span></text:p>
      <text:p text:style-name="P6"/>
      <text:p text:style-name="Standard"><text:span text:style-name="T6">Il faudra </text:span><text:span text:style-name="T9">3 mois</text:span><text:span text:style-name="T6"> pour que le cycle de remodelage soit fait. C’est très long. </text:span></text:p>
      <text:p text:style-name="P6"/>
      <text:p text:style-name="P6"/>
      <text:p text:style-name="P6"/>
      <text:list xml:id="list8637937615709894383" text:style-name="WWNum4">
        <text:list-item>
          <text:p text:style-name="P4"><text:span text:style-name="T15">Phase d’activation</text:span></text:p>
        </text:list-item>
      </text:list>
      <text:p text:style-name="Standard"><text:soft-page-break/><text:span text:style-name="T14">La rétraction des cellules bordantes</text:span></text:p>
      <text:p text:style-name="P9"><text:span text:style-name="T6">Les surfaces osseuses sont recouvertes de cellules bordantes qui empêchent l’accès des ostéoclastes à la MEC.</text:span></text:p>
      <text:p text:style-name="P7"><text:span text:style-name="T6">Sous l’action de facteurs ostéorésorbants les cellules bordantes se rétractent et libèrent l’accès aux ostéoclastes qui peuvent adhérer à la matrice osseuse. </text:span></text:p>
      <text:p text:style-name="P6"/>
      <text:list xml:id="list190601868967202" text:continue-numbering="true" text:style-name="WWNum4">
        <text:list-item>
          <text:p text:style-name="P4"><text:span text:style-name="T15">Phase de résorption</text:span></text:p>
        </text:list-item>
      </text:list>
      <text:p text:style-name="Standard"><text:span text:style-name="T6">Elle s’effectue en </text:span><text:span text:style-name="T10">deux étapes</text:span><text:span text:style-name="T6"> :</text:span></text:p>
      <text:p text:style-name="List_20_Paragraph"><text:span text:style-name="T2">1.</text:span><text:span text:style-name="T6"> </text:span><text:span text:style-name="T2">Dissolution de la phase minérale</text:span><text:span text:style-name="T3"> </text:span><text:span text:style-name="T6">par acidification <text:s/>du compartiment de résorption (lacune de Howship)</text:span></text:p>
      <text:p text:style-name="List_20_Paragraph"><text:span text:style-name="T2">2.</text:span><text:span text:style-name="T6"> </text:span><text:span text:style-name="T2">Dégradation de la matrice organique</text:span><text:span text:style-name="T3"> </text:span><text:span text:style-name="T6">sous l’action d’enzymes protéolytiques lysosomales</text:span></text:p>
      <text:p text:style-name="Standard"><text:span text:style-name="T11">NB</text:span><text:span text:style-name="T6"> : Plus il y a de protons plus le pH diminue et plus le milieu devient acide</text:span></text:p>
      <text:p text:style-name="Standard"><text:span text:style-name="T6">Les protons sont sécrétés dans la lacune de Howship grâce à une </text:span><text:span text:style-name="T8">pompe à protons</text:span><text:span text:style-name="T6">.</text:span></text:p>
      <text:p text:style-name="P6"/>
      <text:p text:style-name="Standard"><text:span text:style-name="T2">L’HCl :</text:span></text:p>
      <text:list xml:id="list190602460955154" text:continue-list="list197886008638532712" text:style-name="WWNum2">
        <text:list-item>
          <text:p text:style-name="P2"><text:span text:style-name="T6">Est produit dans la lacune de Howship (</text:span><text:span text:style-name="T12">PAS</text:span><text:span text:style-name="T6"> dans l’ostéoclaste) </text:span></text:p>
        </text:list-item>
        <text:list-item>
          <text:p text:style-name="P2"><text:span text:style-name="T6">Détruit l’hydroxyapatite (Ca</text:span><text:span text:style-name="T16">2+</text:span><text:span text:style-name="T6"> minéral) et libère des ions Ca</text:span><text:span text:style-name="T16">2+</text:span><text:span text:style-name="T6"> et PO</text:span><text:span text:style-name="T17">4</text:span><text:span text:style-name="T16">-</text:span></text:p>
        </text:list-item>
      </text:list>
      <text:p text:style-name="P6"/>
      <text:list xml:id="list190600970251889" text:continue-list="list190601868967202" text:style-name="WWNum4">
        <text:list-item>
          <text:p text:style-name="P4"><text:span text:style-name="T15">Phase d’inversion</text:span></text:p>
        </text:list-item>
      </text:list>
      <text:p text:style-name="P7"><text:span text:style-name="T6">Les ostéoclastes meurent par apoptose et sont remplacés par des macrophages qui lissent<text:tab/><text:tab/><text:line-break/>le fond de la lacune.</text:span></text:p>
      <text:p text:style-name="P8"/>
      <text:list xml:id="list190601697221152" text:continue-numbering="true" text:style-name="WWNum4">
        <text:list-item>
          <text:p text:style-name="P4"><text:span text:style-name="T15">Phase de formation de l’ostéoïde</text:span></text:p>
        </text:list-item>
      </text:list>
      <text:p text:style-name="P7"><text:span text:style-name="T6">Les ostéoblastes présents à proximité de la matrice érodée se divisent et sécrètent des composants d’une MEC non – minéralisée (collagène </text:span><text:span text:style-name="T18">I</text:span><text:span text:style-name="T6">, protéoglycanes, ostécalcine) : </text:span><text:span text:style-name="T2">l’ostéoïde</text:span><text:span text:style-name="T3"> </text:span><text:span text:style-name="T6">(= </text:span><text:span text:style-name="T2">tissu ostéoïde</text:span><text:span text:style-name="T6">)</text:span></text:p>
      <text:p text:style-name="Standard"><text:span text:style-name="T11">NB</text:span><text:span text:style-name="T6"> : Cette ostéocalcine sécrétée par les ostéoblastes, pendant le remodelage osseux, joue un rôle dans l’inhibition du transport du glycogène dans le muscle. </text:span></text:p>
      <text:p text:style-name="P9"><text:span text:style-name="T6">Le </text:span><text:span text:style-name="T2">tissu ostéoïde</text:span><text:span text:style-name="T3"> </text:span><text:span text:style-name="T6">comble la lacune de Howship.</text:span></text:p>
      <text:p text:style-name="P6"/>
      <text:p text:style-name="P6"/>
      <text:list xml:id="list190600855802529" text:continue-numbering="true" text:style-name="WWNum4">
        <text:list-item>
          <text:p text:style-name="P4"><text:span text:style-name="T15">Phase de minéralisation de l’ostéoïde</text:span></text:p>
        </text:list-item>
      </text:list>
      <text:p text:style-name="Standard"><text:soft-page-break/><text:span text:style-name="T6">Les ostéoblastes synthétisent :</text:span></text:p>
      <text:list xml:id="list190602313113482" text:continue-list="list190602460955154" text:style-name="WWNum2">
        <text:list-item>
          <text:p text:style-name="P2"><text:span text:style-name="T6">La </text:span><text:span text:style-name="T2">phosphatase alcaline</text:span><text:span text:style-name="T3"> </text:span><text:span text:style-name="T6">qui hydrolyse les esters phosphoriques, </text:span><text:span text:style-name="T13">inhibiteur de la minéralisation</text:span></text:p>
        </text:list-item>
        <text:list-item>
          <text:p text:style-name="P2"><text:span text:style-name="T2">L’ostéocalcine</text:span><text:span text:style-name="T3"> </text:span><text:span text:style-name="T6">qui se lie aux ions Ca</text:span><text:span text:style-name="T16">2+</text:span><text:span text:style-name="T6"> et augmente leur concentration locale</text:span></text:p>
        </text:list-item>
      </text:list>
      <text:p text:style-name="P7"><text:span text:style-name="T6">L’ostéoïde va progressivement s’intégrer à la matrice générale et va commencer à se minéraliser comme le reste de la matrice. </text:span></text:p>
      <text:p text:style-name="P8"/>
      <text:list xml:id="list190600836549956" text:continue-list="list190600855802529" text:style-name="WWNum4">
        <text:list-item>
          <text:p text:style-name="P4"><text:span text:style-name="T15">Phase de quiescence</text:span></text:p>
        </text:list-item>
      </text:list>
      <text:p text:style-name="P7"><text:span text:style-name="T6">Ce mécanisme va faire en sorte de reconstituer un tissu osseux minéralisé. Soit on a un gain c’est-à-dire <text:s/>la formation est supérieur à la résorption (↑ masse), sinon on a une perte osseuse c’est-à-dire que la formation est inférieure à la résorption.</text:span></text:p>
      <text:p text:style-name="P6"><text:bookmark text:name="_GoBack"/></text:p>
      <text:p text:style-name="Standard"><text:span text:style-name="T6">Il y a nécessité de la présence de collagène pour que le Ca</text:span><text:span text:style-name="T16">2+</text:span><text:span text:style-name="T6"> vienne se fixer et qu’il y ait minéralisation.</text:span></text:p>
      <text:p text:style-name="P7"><text:span text:style-name="T6">Le remodelage est une succession d’évènemnents d’intéraction entre les cellules. Cette intéraction est contrôlée par d’autres cellules tq les cellules bordantes qui autorisent ou non l’ouverture d’une unité cellulaire. Elle va passer 5 phases :</text:span></text:p>
      <text:list xml:id="list190601380081750" text:continue-list="list190602313113482" text:style-name="WWNum2">
        <text:list-item>
          <text:p text:style-name="P2"><text:span text:style-name="T6">Phase d’activation</text:span></text:p>
        </text:list-item>
        <text:list-item>
          <text:p text:style-name="P2"><text:span text:style-name="T6">Phase de résorption</text:span></text:p>
        </text:list-item>
        <text:list-item>
          <text:p text:style-name="P2"><text:span text:style-name="T6">Phase d’inversion qui installe les ostéoblastes sur la lacune dégradée</text:span></text:p>
        </text:list-item>
        <text:list-item>
          <text:p text:style-name="P2"><text:span text:style-name="T6">Phase de formation : une matricielle et une de minéralisation</text:span></text:p>
        </text:list-item>
        <text:list-item>
          <text:p text:style-name="P2"><text:span text:style-name="T6">Phase de quiescence</text:span></text:p>
        </text:list-item>
      </text:list>
      <text:p text:style-name="Standard"><text:span text:style-name="T6">L’ensemble du cycle se fait sur 3 mois et est plus rapide <text:s/>pendant la croissance. </text:span></text:p>
      <text:p text:style-name="P6"/>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Label_20_1" style:display-name="ListLabel 1" style:family="text">
      <style:text-properties fo:color="#ff0000" fo:font-size="12pt" fo:font-weight="bold" style:font-name-asian="Calibri2" style:font-family-asian="Calibri" style:font-family-generic-asian="system" style:font-pitch-asian="variable" style:font-weight-asian="bold"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ff0000" fo:font-size="12pt" fo:font-weight="bold" style:font-weight-asian="bold"/>
    </style:style>
    <style:style style:name="ListLabel_20_6" style:display-name="ListLabel 6" style:family="text">
      <style:text-properties fo:color="#008000"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meta:initial-creator>
    <dc:creator>Julie</dc:creator>
    <meta:editing-cycles>4</meta:editing-cycles>
    <meta:creation-date>2014-09-10T07:58:00</meta:creation-date>
    <dc:date>2014-09-10T08:57:00</dc:date>
    <meta:editing-duration>PT40M</meta:editing-duration>
    <meta:generator>LibreOffice/5.1.5.2$MacOSX_X86_64 LibreOffice_project/7a864d8825610a8c07cfc3bc01dd4fce6a9447e5</meta:generator>
    <meta:document-statistic meta:table-count="0" meta:image-count="0" meta:object-count="0" meta:page-count="3" meta:paragraph-count="46" meta:word-count="778" meta:character-count="4818" meta:non-whitespace-character-count="4093"/>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